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3.193cm"/>
    </style:style>
    <style:style style:name="co3" style:family="table-column">
      <style:table-column-properties fo:break-before="auto" style:column-width="1.808cm"/>
    </style:style>
    <style:style style:name="co4" style:family="table-column">
      <style:table-column-properties fo:break-before="auto" style:column-width="1.752cm"/>
    </style:style>
    <style:style style:name="co5" style:family="table-column">
      <style:table-column-properties fo:break-before="auto" style:column-width="1.372cm"/>
    </style:style>
    <style:style style:name="co6" style:family="table-column">
      <style:table-column-properties fo:break-before="auto" style:column-width="2.297cm"/>
    </style:style>
    <style:style style:name="co7" style:family="table-column">
      <style:table-column-properties fo:break-before="auto" style:column-width="6.216cm"/>
    </style:style>
    <style:style style:name="co8" style:family="table-column">
      <style:table-column-properties fo:break-before="auto" style:column-width="2.016cm"/>
    </style:style>
    <style:style style:name="ro1" style:family="table-row">
      <style:table-row-properties style:row-height="0.801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vertical-align="middle"/>
      <style:text-properties style:text-underline-style="solid" style:text-underline-width="auto" style:text-underline-color="font-color"/>
      <style:map style:condition="is-true-formula(NOT(AND([.$Q$2:.$Q$10000])))" style:apply-style-name="Error" style:base-cell-address="Sheet1.A1"/>
    </style:style>
    <style:style style:name="ce2" style:family="table-cell" style:parent-style-name="Default" style:data-style-name="N0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3" style:family="table-cell" style:parent-style-name="Default" style:data-style-name="N99">
      <style:text-properties fo:language="en" fo:country="US"/>
      <style:map style:condition="is-true-formula(NOT(OR(ISBLANK([.$Q1]);[.$Q1])))" style:apply-style-name="Error" style:base-cell-address="Sheet1.A1"/>
      <style:map style:condition="is-true-formula(NOT(AND(ISBLANK([.$M1]);ISBLANK([.$O1]))))" style:apply-style-name="Attention" style:base-cell-address="Sheet1.A1"/>
    </style:style>
    <style:style style:name="ce4" style:family="table-cell" style:parent-style-name="Default" style:data-style-name="N0">
      <style:text-properties fo:language="en" fo:country="US"/>
    </style:style>
    <style:style style:name="ce5" style:family="table-cell" style:parent-style-name="Default">
      <style:table-cell-properties style:vertical-align="middle"/>
      <style:text-properties style:text-underline-style="solid" style:text-underline-width="auto" style:text-underline-color="font-color"/>
    </style:style>
    <style:style style:name="ce6" style:family="table-cell" style:parent-style-name="Default" style:data-style-name="N0">
      <style:table-cell-properties fo:background-color="transparent"/>
      <style:text-properties fo:language="en" fo:country="US"/>
    </style:style>
    <style:style style:name="ce7" style:family="table-cell" style:parent-style-name="Default" style:data-style-name="N0">
      <style:text-properties fo:language="en" fo:country="US"/>
      <style:map style:condition="is-true-formula([.$J1]&gt;COLUMN([.A1])-3)" style:apply-style-name="Parameter" style:base-cell-address="Sheet1.A1"/>
    </style:style>
    <style:style style:name="ce8" style:family="table-cell" style:parent-style-name="Default" style:data-style-name="N0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 style:data-style-name="N0">
      <style:text-properties fo:language="en" fo:country="US"/>
      <style:map style:condition="is-true-formula(AND(NOT(ISBLANK([.A1]));IF(ISERROR([.$A1]);ERRORTYPE([.$A1])=ERRORTYPE([.A1]);[.$A1]=[.A1])))" style:apply-style-name="Warning" style:base-cell-address="Sheet1.A1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5" table:default-cell-style-name="ce4"/>
        <table:table-column table:style-name="co6" table:default-cell-style-name="ce8"/>
        <table:table-column table:style-name="co7" table:default-cell-style-name="ce4"/>
        <table:table-column table:style-name="co8" table:number-columns-repeated="245" table:default-cell-style-name="ce4"/>
        <table:table-row table:style-name="ro1">
          <table:table-cell table:style-name="ce1" table:formula="oooc:=IF([.Q1];&quot;Expected&quot;;&quot;FAILED!&quot;)" office:value-type="string" office:string-value="Expected">
            <text:p>Expected</text:p>
          </table:table-cell>
          <table:table-cell table:style-name="ce5" office:value-type="string">
            <text:p>Actual</text:p>
          </table:table-cell>
          <table:table-cell table:style-name="ce5" office:value-type="string">
            <text:p>Inputs</text:p>
          </table:table-cell>
          <table:table-cell table:style-name="ce5" table:number-columns-repeated="6"/>
          <table:table-cell table:style-name="ce5" office:value-type="string">
            <text:p># of Inputs</text:p>
          </table:table-cell>
          <table:table-cell table:style-name="ce5" office:value-type="string">
            <text:p>Name</text:p>
          </table:table-cell>
          <table:table-cell table:style-name="ce5" office:value-type="string">
            <text:p>Highlight</text:p>
          </table:table-cell>
          <table:table-cell table:style-name="ce5" office:value-type="string">
            <text:p>OOo says</text:p>
          </table:table-cell>
          <table:table-cell table:style-name="ce5" office:value-type="string">
            <text:p>Skip for</text:p>
          </table:table-cell>
          <table:table-cell table:style-name="ce5" office:value-type="string">
            <text:p>Custom check</text:p>
          </table:table-cell>
          <table:table-cell table:style-name="ce5"/>
          <table:table-cell table:style-name="ce5" table:formula="oooc:=AND([.Q2:.Q10000])" office:value-type="boolean" office:boolean-value="true">
            <text:p>ИСТИНА</text:p>
          </table:table-cell>
          <table:table-cell table:style-name="ce5" table:number-columns-repeated="239"/>
        </table:table-row>
        <table:table-row table:style-name="ro2">
          <table:table-cell table:style-name="ce2" office:value-type="string">
            <text:p>!NUM:NA</text:p>
          </table:table-cell>
          <table:table-cell table:style-name="ce6" table:formula="oooc:=NA()" office:value-type="float" office:value="0">
            <text:p>#N/A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office:value-type="string">
            <text:p>Errors</text:p>
          </table:table-cell>
          <table:table-cell office:value-type="string">
            <text:p>#N/A</text:p>
          </table:table-cell>
          <table:table-cell table:style-name="ce9" office:value-type="string">
            <text:p>Err:32767</text:p>
          </table:table-cell>
          <table:table-cell/>
          <table:table-cell/>
          <table:table-cell table:style-name="Default" table:formula="oooc:=IF(ISBLANK([.M2]);[.A2];[.M2])" office:value-type="string" office:string-value="Err:32767">
            <text:p>Err:32767</text:p>
          </table:table-cell>
          <table:table-cell table:style-name="Default" table:formula="oooc:=IF(ISBLANK([.O2]);IF(ISERROR([.B2]);&quot;Err:&quot;&amp;ERRORTYPE([.B2])=[.M2];OR([.P2]=[.B2];AND(ISNUMBER([.P2]);ISNUMBER([.B2]);OR(AND([.P2]=0;ABS([.B2])&lt;1E-307);&quot;&quot;&amp;[.B2]=&quot;&quot;&amp;[.P2]))));[.O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style-name="ce6" table:formula="oooc:=SQRT([.C3])" office:value-type="float" office:value="0">
            <text:p>Err:502</text:p>
          </table:table-cell>
          <table:table-cell table:style-name="ce7" office:value-type="float" office:value="-1">
            <text:p>-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/>
          <table:table-cell office:value-type="string">
            <text:p>Err:502</text:p>
          </table:table-cell>
          <table:table-cell table:style-name="ce9" office:value-type="string">
            <text:p>Err:502</text:p>
          </table:table-cell>
          <table:table-cell/>
          <table:table-cell/>
          <table:table-cell table:style-name="Default" table:formula="oooc:=IF(ISBLANK([.M3]);[.A3];[.M3])" office:value-type="string" office:string-value="Err:502">
            <text:p>Err:502</text:p>
          </table:table-cell>
          <table:table-cell table:style-name="Default" table:formula="oooc:=IF(ISBLANK([.O3]);IF(ISERROR([.B3]);&quot;Err:&quot;&amp;ERRORTYPE([.B3])=[.M3];OR([.P3]=[.B3];AND(ISNUMBER([.P3]);ISNUMBER([.B3]);OR(AND([.P3]=0;ABS([.B3])&lt;1E-307);&quot;&quot;&amp;[.B3]=&quot;&quot;&amp;[.P3]))));[.O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style-name="ce6" table:formula="oooc:=POWER([.C4];[.D4])" office:value-type="float" office:value="0">
            <text:p>#NUM!</text:p>
          </table:table-cell>
          <table:table-cell table:style-name="ce7" office:value-type="float" office:value="0">
            <text:p>0</text:p>
          </table:table-cell>
          <table:table-cell table:style-name="ce7" office:value-type="float" office:value="-2">
            <text:p>-2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/>
          <table:table-cell office:value-type="string">
            <text:p>#NUM!</text:p>
          </table:table-cell>
          <table:table-cell table:style-name="ce9" office:value-type="string">
            <text:p>Err:503</text:p>
          </table:table-cell>
          <table:table-cell/>
          <table:table-cell/>
          <table:table-cell table:style-name="Default" table:formula="oooc:=IF(ISBLANK([.M4]);[.A4];[.M4])" office:value-type="string" office:string-value="Err:503">
            <text:p>Err:503</text:p>
          </table:table-cell>
          <table:table-cell table:style-name="Default" table:formula="oooc:=IF(ISBLANK([.O4]);IF(ISERROR([.B4]);&quot;Err:&quot;&amp;ERRORTYPE([.B4])=[.M4];OR([.P4]=[.B4];AND(ISNUMBER([.P4]);ISNUMBER([.B4]);OR(AND([.P4]=0;ABS([.B4])&lt;1E-307);&quot;&quot;&amp;[.B4]=&quot;&quot;&amp;[.P4]))));[.O4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style-name="ce6" table:formula="oooc:=ACOS([.C5])" office:value-type="float" office:value="0">
            <text:p>#VALUE!</text:p>
          </table:table-cell>
          <table:table-cell table:style-name="ce7" office:value-type="float" office:value="1.1">
            <text:p>1,1</text:p>
          </table:table-cell>
          <table:table-cell table:style-name="ce7" table:number-columns-repeated="6"/>
          <table:table-cell office:value-type="float" office:value="1">
            <text:p>1</text:p>
          </table:table-cell>
          <table:table-cell/>
          <table:table-cell office:value-type="string">
            <text:p>#VALUE!</text:p>
          </table:table-cell>
          <table:table-cell table:style-name="ce9" office:value-type="string">
            <text:p>Err:519</text:p>
          </table:table-cell>
          <table:table-cell/>
          <table:table-cell/>
          <table:table-cell table:style-name="Default" table:formula="oooc:=IF(ISBLANK([.M5]);[.A5];[.M5])" office:value-type="string" office:string-value="Err:519">
            <text:p>Err:519</text:p>
          </table:table-cell>
          <table:table-cell table:style-name="Default" table:formula="oooc:=IF(ISBLANK([.O5]);IF(ISERROR([.B5]);&quot;Err:&quot;&amp;ERRORTYPE([.B5])=[.M5];OR([.P5]=[.B5];AND(ISNUMBER([.P5]);ISNUMBER([.B5]);OR(AND([.P5]=0;ABS([.B5])&lt;1E-307);&quot;&quot;&amp;[.B5]=&quot;&quot;&amp;[.P5]))));[.O5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AE</text:p>
          </table:table-cell>
          <table:table-cell table:style-name="ce6" table:formula="oooc:=[.C6]/[.D6]" office:value-type="float" office:value="0">
            <text:p>#DIV/0!</text:p>
          </table:table-cell>
          <table:table-cell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office:value-type="float" office:value="2">
            <text:p>2</text:p>
          </table:table-cell>
          <table:table-cell/>
          <table:table-cell office:value-type="string">
            <text:p>#DIV/0!</text:p>
          </table:table-cell>
          <table:table-cell table:style-name="ce9" office:value-type="string">
            <text:p>Err:532</text:p>
          </table:table-cell>
          <table:table-cell/>
          <table:table-cell/>
          <table:table-cell table:style-name="Default" table:formula="oooc:=IF(ISBLANK([.M6]);[.A6];[.M6])" office:value-type="string" office:string-value="Err:532">
            <text:p>Err:532</text:p>
          </table:table-cell>
          <table:table-cell table:style-name="Default" table:formula="oooc:=IF(ISBLANK([.O6]);IF(ISERROR([.B6]);&quot;Err:&quot;&amp;ERRORTYPE([.B6])=[.M6];OR([.P6]=[.B6];AND(ISNUMBER([.P6]);ISNUMBER([.B6]);OR(AND([.P6]=0;ABS([.B6])&lt;1E-307);&quot;&quot;&amp;[.B6]=&quot;&quot;&amp;[.P6]))));[.O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style-name="ce6" table:formula="oooc:=SQRT(-1)" office:value-type="float" office:value="0">
            <text:p>Err:502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/>
          <table:table-cell office:value-type="string">
            <text:p>Err:502</text:p>
          </table:table-cell>
          <table:table-cell table:style-name="ce9" office:value-type="string">
            <text:p>Err:502</text:p>
          </table:table-cell>
          <table:table-cell/>
          <table:table-cell/>
          <table:table-cell table:style-name="Default" table:formula="oooc:=IF(ISBLANK([.M7]);[.A7];[.M7])" office:value-type="string" office:string-value="Err:502">
            <text:p>Err:502</text:p>
          </table:table-cell>
          <table:table-cell table:style-name="Default" table:formula="oooc:=IF(ISBLANK([.O7]);IF(ISERROR([.B7]);&quot;Err:&quot;&amp;ERRORTYPE([.B7])=[.M7];OR([.P7]=[.B7];AND(ISNUMBER([.P7]);ISNUMBER([.B7]);OR(AND([.P7]=0;ABS([.B7])&lt;1E-307);&quot;&quot;&amp;[.B7]=&quot;&quot;&amp;[.P7]))));[.O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FE</text:p>
          </table:table-cell>
          <table:table-cell table:style-name="ce6" table:formula="oooc:=POWER(0;-2)" office:value-type="float" office:value="0">
            <text:p>#NUM!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/>
          <table:table-cell office:value-type="string">
            <text:p>#NUM!</text:p>
          </table:table-cell>
          <table:table-cell table:style-name="ce9" office:value-type="string">
            <text:p>Err:503</text:p>
          </table:table-cell>
          <table:table-cell/>
          <table:table-cell/>
          <table:table-cell table:style-name="Default" table:formula="oooc:=IF(ISBLANK([.M8]);[.A8];[.M8])" office:value-type="string" office:string-value="Err:503">
            <text:p>Err:503</text:p>
          </table:table-cell>
          <table:table-cell table:style-name="Default" table:formula="oooc:=IF(ISBLANK([.O8]);IF(ISERROR([.B8]);&quot;Err:&quot;&amp;ERRORTYPE([.B8])=[.M8];OR([.P8]=[.B8];AND(ISNUMBER([.P8]);ISNUMBER([.B8]);OR(AND([.P8]=0;ABS([.B8])&lt;1E-307);&quot;&quot;&amp;[.B8]=&quot;&quot;&amp;[.P8]))));[.O8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NaN/FE</text:p>
          </table:table-cell>
          <table:table-cell table:formula="oooc:=ACOS(1.1)" office:value-type="float" office:value="0">
            <text:p>#VALUE!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/>
          <table:table-cell office:value-type="string">
            <text:p>#VALUE!</text:p>
          </table:table-cell>
          <table:table-cell table:style-name="ce9" office:value-type="string">
            <text:p>Err:519</text:p>
          </table:table-cell>
          <table:table-cell/>
          <table:table-cell/>
          <table:table-cell table:style-name="Default" table:formula="oooc:=IF(ISBLANK([.M9]);[.A9];[.M9])" office:value-type="string" office:string-value="Err:519">
            <text:p>Err:519</text:p>
          </table:table-cell>
          <table:table-cell table:style-name="Default" table:formula="oooc:=IF(ISBLANK([.O9]);IF(ISERROR([.B9]);&quot;Err:&quot;&amp;ERRORTYPE([.B9])=[.M9];OR([.P9]=[.B9];AND(ISNUMBER([.P9]);ISNUMBER([.B9]);OR(AND([.P9]=0;ABS([.B9])&lt;1E-307);&quot;&quot;&amp;[.B9]=&quot;&quot;&amp;[.P9]))));[.O9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2" office:value-type="string">
            <text:p>!NUM:+Inf/AE</text:p>
          </table:table-cell>
          <table:table-cell table:formula="oooc:=1/0" office:value-type="float" office:value="0">
            <text:p>#DIV/0!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/>
          <table:table-cell office:value-type="string">
            <text:p>#DIV/0!</text:p>
          </table:table-cell>
          <table:table-cell table:style-name="ce9" office:value-type="string">
            <text:p>Err:532</text:p>
          </table:table-cell>
          <table:table-cell/>
          <table:table-cell/>
          <table:table-cell table:style-name="Default" table:formula="oooc:=IF(ISBLANK([.M10]);[.A10];[.M10])" office:value-type="string" office:string-value="Err:532">
            <text:p>Err:532</text:p>
          </table:table-cell>
          <table:table-cell table:style-name="Default" table:formula="oooc:=IF(ISBLANK([.O10]);IF(ISERROR([.B10]);&quot;Err:&quot;&amp;ERRORTYPE([.B10])=[.M10];OR([.P10]=[.B10];AND(ISNUMBER([.P10]);ISNUMBER([.B10]);OR(AND([.P10]=0;ABS([.B10])&lt;1E-307);&quot;&quot;&amp;[.B10]=&quot;&quot;&amp;[.P10]))));[.O10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boolean" office:boolean-value="true">
            <text:p>ИСТИНА</text:p>
          </table:table-cell>
          <table:table-cell table:formula="oooc:=ISNA(NA())" office:value-type="boolean" office:boolean-value="true">
            <text:p>ИСТИНА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office:value-type="string">
            <text:p>ISNA()</text:p>
          </table:table-cell>
          <table:table-cell office:value-type="string">
            <text:p>ISNA</text:p>
          </table:table-cell>
          <table:table-cell table:style-name="ce9"/>
          <table:table-cell/>
          <table:table-cell/>
          <table:table-cell table:style-name="Default" table:formula="oooc:=IF(ISBLANK([.M12]);[.A12];[.M12])" office:value-type="boolean" office:boolean-value="true">
            <text:p>ИСТИНА</text:p>
          </table:table-cell>
          <table:table-cell table:style-name="Default" table:formula="oooc:=IF(ISBLANK([.O12]);IF(ISERROR([.B12]);&quot;Err:&quot;&amp;ERRORTYPE([.B12])=[.M12];OR([.P12]=[.B12];AND(ISNUMBER([.P12]);ISNUMBER([.B12]);OR(AND([.P12]=0;ABS([.B12])&lt;1E-307);&quot;&quot;&amp;[.B12]=&quot;&quot;&amp;[.P12]))));[.O12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ЛОЖЬ</text:p>
          </table:table-cell>
          <table:table-cell table:formula="oooc:=ISNA(1)" office:value-type="boolean" office:boolean-value="false">
            <text:p>ЛОЖЬ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ooc:=IF(ISBLANK([.M13]);[.A13];[.M13])" office:value-type="boolean" office:boolean-value="false">
            <text:p>ЛОЖЬ</text:p>
          </table:table-cell>
          <table:table-cell table:style-name="Default" table:formula="oooc:=IF(ISBLANK([.O13]);IF(ISERROR([.B13]);&quot;Err:&quot;&amp;ERRORTYPE([.B13])=[.M13];OR([.P13]=[.B13];AND(ISNUMBER([.P13]);ISNUMBER([.B13]);OR(AND([.P13]=0;ABS([.B13])&lt;1E-307);&quot;&quot;&amp;[.B13]=&quot;&quot;&amp;[.P13]))));[.O13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ЛОЖЬ</text:p>
          </table:table-cell>
          <table:table-cell table:formula="oooc:=ISNA(1/0)" office:value-type="boolean" office:boolean-value="false">
            <text:p>ЛОЖЬ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ooc:=IF(ISBLANK([.M14]);[.A14];[.M14])" office:value-type="boolean" office:boolean-value="false">
            <text:p>ЛОЖЬ</text:p>
          </table:table-cell>
          <table:table-cell table:style-name="Default" table:formula="oooc:=IF(ISBLANK([.O14]);IF(ISERROR([.B14]);&quot;Err:&quot;&amp;ERRORTYPE([.B14])=[.M14];OR([.P14]=[.B14];AND(ISNUMBER([.P14]);ISNUMBER([.B14]);OR(AND([.P14]=0;ABS([.B14])&lt;1E-307);&quot;&quot;&amp;[.B14]=&quot;&quot;&amp;[.P14]))));[.O14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boolean" office:boolean-value="false">
            <text:p>ЛОЖЬ</text:p>
          </table:table-cell>
          <table:table-cell table:formula="oooc:=ISERR(NA())" office:value-type="boolean" office:boolean-value="false">
            <text:p>ЛОЖЬ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office:value-type="string">
            <text:p>ISERR()</text:p>
          </table:table-cell>
          <table:table-cell office:value-type="string">
            <text:p>ISERR</text:p>
          </table:table-cell>
          <table:table-cell table:style-name="ce9"/>
          <table:table-cell/>
          <table:table-cell/>
          <table:table-cell table:style-name="Default" table:formula="oooc:=IF(ISBLANK([.M16]);[.A16];[.M16])" office:value-type="boolean" office:boolean-value="false">
            <text:p>ЛОЖЬ</text:p>
          </table:table-cell>
          <table:table-cell table:style-name="Default" table:formula="oooc:=IF(ISBLANK([.O16]);IF(ISERROR([.B16]);&quot;Err:&quot;&amp;ERRORTYPE([.B16])=[.M16];OR([.P16]=[.B16];AND(ISNUMBER([.P16]);ISNUMBER([.B16]);OR(AND([.P16]=0;ABS([.B16])&lt;1E-307);&quot;&quot;&amp;[.B16]=&quot;&quot;&amp;[.P16]))));[.O16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ЛОЖЬ</text:p>
          </table:table-cell>
          <table:table-cell table:formula="oooc:=ISERR(1)" office:value-type="boolean" office:boolean-value="false">
            <text:p>ЛОЖЬ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ooc:=IF(ISBLANK([.M17]);[.A17];[.M17])" office:value-type="boolean" office:boolean-value="false">
            <text:p>ЛОЖЬ</text:p>
          </table:table-cell>
          <table:table-cell table:style-name="Default" table:formula="oooc:=IF(ISBLANK([.O17]);IF(ISERROR([.B17]);&quot;Err:&quot;&amp;ERRORTYPE([.B17])=[.M17];OR([.P17]=[.B17];AND(ISNUMBER([.P17]);ISNUMBER([.B17]);OR(AND([.P17]=0;ABS([.B17])&lt;1E-307);&quot;&quot;&amp;[.B17]=&quot;&quot;&amp;[.P17]))));[.O17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ИСТИНА</text:p>
          </table:table-cell>
          <table:table-cell table:formula="oooc:=ISERR(1/0)" office:value-type="boolean" office:boolean-value="true">
            <text:p>ИСТИНА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ooc:=IF(ISBLANK([.M18]);[.A18];[.M18])" office:value-type="boolean" office:boolean-value="true">
            <text:p>ИСТИНА</text:p>
          </table:table-cell>
          <table:table-cell table:style-name="Default" table:formula="oooc:=IF(ISBLANK([.O18]);IF(ISERROR([.B18]);&quot;Err:&quot;&amp;ERRORTYPE([.B18])=[.M18];OR([.P18]=[.B18];AND(ISNUMBER([.P18]);ISNUMBER([.B18]);OR(AND([.P18]=0;ABS([.B18])&lt;1E-307);&quot;&quot;&amp;[.B18]=&quot;&quot;&amp;[.P18]))));[.O18])" office:value-type="boolean" office:boolean-value="true">
            <text:p>ИСТИНА</text:p>
          </table:table-cell>
          <table:table-cell table:number-columns-repeated="239"/>
        </table:table-row>
        <table:table-row table:style-name="ro3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3" office:value-type="boolean" office:boolean-value="true">
            <text:p>ИСТИНА</text:p>
          </table:table-cell>
          <table:table-cell table:formula="oooc:=ISERROR(NA())" office:value-type="boolean" office:boolean-value="true">
            <text:p>ИСТИНА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office:value-type="string">
            <text:p>ISERROR()</text:p>
          </table:table-cell>
          <table:table-cell office:value-type="string">
            <text:p>ISERROR</text:p>
          </table:table-cell>
          <table:table-cell table:style-name="ce9"/>
          <table:table-cell/>
          <table:table-cell/>
          <table:table-cell table:style-name="Default" table:formula="oooc:=IF(ISBLANK([.M20]);[.A20];[.M20])" office:value-type="boolean" office:boolean-value="true">
            <text:p>ИСТИНА</text:p>
          </table:table-cell>
          <table:table-cell table:style-name="Default" table:formula="oooc:=IF(ISBLANK([.O20]);IF(ISERROR([.B20]);&quot;Err:&quot;&amp;ERRORTYPE([.B20])=[.M20];OR([.P20]=[.B20];AND(ISNUMBER([.P20]);ISNUMBER([.B20]);OR(AND([.P20]=0;ABS([.B20])&lt;1E-307);&quot;&quot;&amp;[.B20]=&quot;&quot;&amp;[.P20]))));[.O20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false">
            <text:p>ЛОЖЬ</text:p>
          </table:table-cell>
          <table:table-cell table:formula="oooc:=ISERROR(1)" office:value-type="boolean" office:boolean-value="false">
            <text:p>ЛОЖЬ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ooc:=IF(ISBLANK([.M21]);[.A21];[.M21])" office:value-type="boolean" office:boolean-value="false">
            <text:p>ЛОЖЬ</text:p>
          </table:table-cell>
          <table:table-cell table:style-name="Default" table:formula="oooc:=IF(ISBLANK([.O21]);IF(ISERROR([.B21]);&quot;Err:&quot;&amp;ERRORTYPE([.B21])=[.M21];OR([.P21]=[.B21];AND(ISNUMBER([.P21]);ISNUMBER([.B21]);OR(AND([.P21]=0;ABS([.B21])&lt;1E-307);&quot;&quot;&amp;[.B21]=&quot;&quot;&amp;[.P21]))));[.O21])" office:value-type="boolean" office:boolean-value="true">
            <text:p>ИСТИНА</text:p>
          </table:table-cell>
          <table:table-cell table:number-columns-repeated="239"/>
        </table:table-row>
        <table:table-row table:style-name="ro2">
          <table:table-cell table:style-name="ce3" office:value-type="boolean" office:boolean-value="true">
            <text:p>ИСТИНА</text:p>
          </table:table-cell>
          <table:table-cell table:formula="oooc:=ISERROR(1/0)" office:value-type="boolean" office:boolean-value="true">
            <text:p>ИСТИНА</text:p>
          </table:table-cell>
          <table:table-cell table:style-name="ce7" table:number-columns-repeated="7"/>
          <table:table-cell office:value-type="float" office:value="0">
            <text:p>0</text:p>
          </table:table-cell>
          <table:table-cell table:number-columns-repeated="2"/>
          <table:table-cell table:style-name="ce9"/>
          <table:table-cell/>
          <table:table-cell/>
          <table:table-cell table:style-name="Default" table:formula="oooc:=IF(ISBLANK([.M22]);[.A22];[.M22])" office:value-type="boolean" office:boolean-value="true">
            <text:p>ИСТИНА</text:p>
          </table:table-cell>
          <table:table-cell table:style-name="Default" table:formula="oooc:=IF(ISBLANK([.O22]);IF(ISERROR([.B22]);&quot;Err:&quot;&amp;ERRORTYPE([.B22])=[.M22];OR([.P22]=[.B22];AND(ISNUMBER([.P22]);ISNUMBER([.B22]);OR(AND([.P22]=0;ABS([.B22])&lt;1E-307);&quot;&quot;&amp;[.B22]=&quot;&quot;&amp;[.P22]))));[.O22])" office:value-type="boolean" office:boolean-value="true">
            <text:p>ИСТИНА</text:p>
          </table:table-cell>
          <table:table-cell table:number-columns-repeated="239"/>
        </table:table-row>
        <table:table-row table:style-name="ro3" table:number-rows-repeated="9978">
          <table:table-cell table:style-name="ce2"/>
          <table:table-cell/>
          <table:table-cell table:style-name="ce7" table:number-columns-repeated="7"/>
          <table:table-cell table:number-columns-repeated="3"/>
          <table:table-cell table:style-name="ce9"/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3">
          <table:table-cell table:number-columns-repeated="15"/>
          <table:table-cell table:style-name="Default" table:number-columns-repeated="2"/>
          <table:table-cell table:number-columns-repeated="239"/>
        </table:table-row>
        <table:table-row table:style-name="ro3" table:number-rows-repeated="55534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SFr. </number:text>
      <number:number number:decimal-places="0" number:min-integer-digits="1" number:grouping="true"/>
    </number:number-style>
    <number:number-style style:name="N109">
      <number:text>SFr. 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text>SFr. </number:text>
      <number:number number:decimal-places="0" number:min-integer-digits="1" number:grouping="true"/>
    </number:number-style>
    <number:number-style style:name="N110">
      <style:text-properties fo:color="#ff0000"/>
      <number:text>SFr. -</number:text>
      <number:number number:decimal-places="0" number:min-integer-digits="1" number:grouping="true"/>
      <style:map style:condition="value()&gt;=0" style:apply-style-name="N110P0"/>
    </number:number-style>
    <number:number-style style:name="N112P0" style:volatile="true">
      <number:text>SFr. </number:text>
      <number:number number:decimal-places="2" number:min-integer-digits="1" number:grouping="true"/>
    </number:number-style>
    <number:number-style style:name="N112">
      <number:text>SFr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SFr. </number:text>
      <number:number number:decimal-places="2" number:min-integer-digits="1" number:grouping="true"/>
    </number:number-style>
    <number:number-style style:name="N113">
      <style:text-properties fo:color="#ff0000"/>
      <number:text>SFr.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-</number:text>
      <number:number number:decimal-places="0" number:min-integer-digits="1" number:grouping="true"/>
      <number:text> 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SFr. </number:text>
      <number:number number:decimal-places="0" number:min-integer-digits="1" number:grouping="true"/>
      <number:text> </number:text>
    </number:number-style>
    <number:number-style style:name="N125P1" style:volatile="true">
      <number:text> SFr. -</number:text>
      <number:number number:decimal-places="0" number:min-integer-digits="1" number:grouping="true"/>
      <number:text> </number:text>
    </number:number-style>
    <number:number-style style:name="N125P2" style:volatile="true">
      <number:text> SFr.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-</number:text>
      <number:number number:decimal-places="2" number:min-integer-digits="1" number:grouping="true"/>
      <number:text> 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SFr. </number:text>
      <number:number number:decimal-places="2" number:min-integer-digits="1" number:grouping="true"/>
      <number:text> </number:text>
    </number:number-style>
    <number:number-style style:name="N133P1" style:volatile="true">
      <number:text> SFr. -</number:text>
      <number:number number:decimal-places="2" number:min-integer-digits="1" number:grouping="true"/>
      <number:text> </number:text>
    </number:number-style>
    <number:number-style style:name="N133P2" style:volatile="true">
      <number:text> SFr. 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8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6" number:min-integer-digits="1"/>
    </number:number-style>
    <number:number-style style:name="N141">
      <number:number number:decimal-places="5" number:min-integer-digits="1"/>
    </number:number-style>
    <number:number-style style:name="N142">
      <number:number number:decimal-places="4" number:min-integer-digits="1"/>
    </number:number-style>
    <number:number-style style:name="N143">
      <number:number number:decimal-places="3" number:min-integer-digits="1"/>
    </number:number-style>
    <number:number-style style:name="N146P0" style:volatile="true">
      <number:text> </number:text>
      <number:number number:decimal-places="3" number:min-integer-digits="1" number:grouping="true"/>
      <number:text> </number:text>
    </number:number-style>
    <number:number-style style:name="N146P1" style:volatile="true">
      <number:text> -</number:text>
      <number:number number:decimal-places="3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9P0" style:volatile="true">
      <number:text> </number:text>
      <number:number number:decimal-places="4" number:min-integer-digits="1" number:grouping="true"/>
      <number:text> </number:text>
    </number:number-style>
    <number:number-style style:name="N149P1" style:volatile="true">
      <number:text> -</number:text>
      <number:number number:decimal-places="4" number:min-integer-digits="1" number:grouping="true"/>
      <number:text> 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2P0" style:volatile="true">
      <number:text> </number:text>
      <number:number number:decimal-places="5" number:min-integer-digits="1" number:grouping="true"/>
      <number:text> </number:text>
    </number:number-style>
    <number:number-style style:name="N152P1" style:volatile="true">
      <number:text> -</number:text>
      <number:number number:decimal-places="5" number:min-integer-digits="1" number:grouping="true"/>
      <number:text> </number:text>
    </number:number-style>
    <number:number-style style:name="N152P2" style:volatile="true">
      <number:text> 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6" number:min-integer-digits="1" number:grouping="true"/>
      <number:text> </number:text>
    </number:number-style>
    <number:number-style style:name="N155P1" style:volatile="true">
      <number:text> -</number:text>
      <number:number number:decimal-places="6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</number:text>
      <number:number number:decimal-places="1" number:min-integer-digits="1" number:grouping="true"/>
      <number:text> </number:text>
    </number:number-style>
    <number:number-style style:name="N158P1" style:volatile="true">
      <number:text> -</number:text>
      <number:number number:decimal-places="1" number:min-integer-digits="1" number:grouping="true"/>
      <number:text> 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number:text> </number:text>
      <number:number number:decimal-places="0" number:min-integer-digits="1" number:grouping="true"/>
      <number:text> </number:text>
    </number:number-style>
    <number:number-style style:name="N159P1" style:volatile="true">
      <number:text> -</number:text>
      <number:number number:decimal-places="0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rror" style:family="table-cell" style:parent-style-name="Default">
      <style:table-cell-properties fo:background-color="#ff8080"/>
    </style:style>
    <style:style style:name="Warning" style:family="table-cell" style:parent-style-name="Default">
      <style:table-cell-properties fo:background-color="#ffff77"/>
    </style:style>
    <style:style style:name="Parameter" style:family="table-cell" style:parent-style-name="Default">
      <style:table-cell-properties fo:background-color="#ccffcc"/>
    </style:style>
    <style:style style:name="Attention" style:family="table-cell" style:parent-style-name="Default">
      <style:table-cell-properties fo:background-color="#ccffff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03">03.05.2008</text:date>, <text:time>18:16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Peter Arrenbrecht</meta:initial-creator>
    <meta:creation-date>2005-11-22T22:05:38</meta:creation-date>
    <dc:date>2008-05-03T18:16:35</dc:date>
    <meta:editing-cycles>20</meta:editing-cycles>
    <meta:editing-duration>PT23H19M56S</meta:editing-duration>
    <meta:user-defined meta:name="Info 1"/>
    <meta:user-defined meta:name="Info 2"/>
    <meta:user-defined meta:name="Info 3"/>
    <meta:user-defined meta:name="Info 4"/>
    <meta:document-statistic meta:table-count="1" meta:cell-count="158"/>
  </office:meta>
</office:document-meta>
</file>